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oadingClassloaderCreationException.ReloadingClassloaderCreationException( String msg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oadingClassloaderCreationException.ReloadingClassloaderCre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